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1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Reconocimiento del entorno de trabajo y del puesto informático. Tipos de licencias de software (privativas, libres, freeware, shareware). Proceso completo de instalación, configuración y actualización de suites ofimáticas en entornos Windows y Linux. Desinstalación de componentes. Documentación de incidencias y propuesta de soluciones para distintos perfiles de usuario y entornos de explotación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8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1.er trimestre – semanas 1-3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1 – Instala y actualiza aplicaciones ofimáticas, interpretando especificaciones y describiendo los pasos a seguir en el proceso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n identificado y establecido las fases del proceso de instalación.</text:span></text:p>
              </text:list-item>
              <text:list-item>
                <text:p text:style-name="P1"><text:span text:style-name="T3">b) Se han respetado las especificaciones técnicas del proceso de instalación.</text:span></text:p>
              </text:list-item>
              <text:list-item>
                <text:p text:style-name="P1"><text:span text:style-name="T3">c) Se han configurado las aplicaciones según los criterios establecidos.</text:span></text:p>
              </text:list-item>
              <text:list-item>
                <text:p text:style-name="P1"><text:span text:style-name="T3">d) Se han documentado las incidencias.</text:span></text:p>
              </text:list-item>
              <text:list-item>
                <text:p text:style-name="P1"><text:span text:style-name="T3">e) Se han solucionado problemas en la instalación o integración con el sistema informático.</text:span></text:p>
              </text:list-item>
              <text:list-item>
                <text:p text:style-name="P1"><text:span text:style-name="T3">f) Se han eliminado y/o añadido componentes de la instalación en el equipo.</text:span></text:p>
              </text:list-item>
              <text:list-item>
                <text:p text:style-name="P1"><text:span text:style-name="T3">g) Se han actualizado las aplicaciones.</text:span></text:p>
              </text:list-item>
              <text:list-item>
                <text:p text:style-name="P1"><text:span text:style-name="T3">h) Se han respetado las licencias software.</text:span></text:p>
              </text:list-item>
              <text:list-item>
                <text:p text:style-name="P1"><text:span text:style-name="T3">i) Se han propuesto soluciones software para entornos de aplicación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El puesto de trabajo informático: hardware, sistema operativo y software de aplicación.</text:span></text:p>
              </text:list-item>
              <text:list-item>
                <text:p text:style-name="P1"><text:span text:style-name="T3">2. Tipos de aplicaciones ofimáticas: suites, aplicaciones independientes y online.</text:span></text:p>
              </text:list-item>
              <text:list-item>
                <text:p text:style-name="P1"><text:span text:style-name="T3">3. Licencias de software: privativas, libres (GPL, LGPL, MIT), freeware, shareware y Creative Commons.</text:span></text:p>
              </text:list-item>
              <text:list-item>
                <text:p text:style-name="P1"><text:span text:style-name="T3">4. Identificación de requisitos del sistema: hardware mínimo/recomendado, SO compatible.</text:span></text:p>
              </text:list-item>
              <text:list-item>
                <text:p text:style-name="P1"><text:span text:style-name="T3">5. Proceso de instalación: fases, opciones de instalación personalizada y desatendida.</text:span></text:p>
              </text:list-item>
              <text:list-item>
                <text:p text:style-name="P1"><text:span text:style-name="T3">6. Configuración inicial de la suite: idioma, plantillas y opciones por defecto.</text:span></text:p>
              </text:list-item>
              <text:list-item>
                <text:p text:style-name="P1"><text:span text:style-name="T3">7. Actualización de aplicaciones: actualizaciones automáticas y manuales, parches de seguridad.</text:span></text:p>
              </text:list-item>
              <text:list-item>
                <text:p text:style-name="P1"><text:span text:style-name="T3">8. Eliminación de componentes y desinstalación limpia.</text:span></text:p>
              </text:list-item>
              <text:list-item>
                <text:p text:style-name="P1"><text:span text:style-name="T3">9. Documentación de incidencias: registro, descripción y solución.</text:span></text:p>
              </text:list-item>
              <text:list-item>
                <text:p text:style-name="P1"><text:span text:style-name="T3">10. Propuesta de soluciones software: análisis de necesidades del entorno de explotació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Equipos con Windows 10/11 y Ubuntu 22.04 LTS.</text:span></text:p>
              </text:list-item>
              <text:list-item>
                <text:p text:style-name="P1"><text:span text:style-name="T3">Instaladores de Microsoft 365 (licencia educativa) y LibreOffice 7.x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Evaluación inicial: conocimientos previos sobre software y licencias.</text:span></text:p>
              </text:list-item>
              <text:list-item>
                <text:p text:style-name="P1"><text:span text:style-name="T3">2. Exposición teórica: tipos de licencias y entorno de trabajo.</text:span></text:p>
              </text:list-item>
              <text:list-item>
                <text:p text:style-name="P1"><text:span text:style-name="T3">3. Demostración guiada: instalación completa de LibreOffice y Microsoft 365.</text:span></text:p>
              </text:list-item>
              <text:list-item>
                <text:p text:style-name="P1"><text:span text:style-name="T3">4. Práctica autónoma: instalación, configuración y actualización según perfil asignado.</text:span></text:p>
              </text:list-item>
              <text:list-item>
                <text:p text:style-name="P1"><text:span text:style-name="T3">5. Documentación de incidencias y propuesta de solución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instalación y configuración documentada (60 %).</text:span></text:p>
            <text:p text:style-name="P3"><text:span text:style-name="T2">· Prueba teórica: tipos de licencias y fases de instalación (30 %).</text:span></text:p>
            <text:p text:style-name="P3"><text:span text:style-name="T2">· Observación directa / actitud (10 %).</text:span></text:p>
            <text:p text:style-name="P3"><text:span text:style-name="T2">Mínimo: instalación funcional con incidencias documentadas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Checklist paso a paso para alumnado con dificultades.</text:span></text:p>
              </text:list-item>
              <text:list-item>
                <text:p text:style-name="P1"><text:span text:style-name="T3">Ampliación: instalación desatendida con script MSI/dpkg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509000000</meta:creation-date>
    <dc:date>2026-04-23T07:49:46.510000000</dc:date>
    <meta:document-statistic meta:table-count="1" meta:image-count="0" meta:object-count="0" meta:page-count="1" meta:paragraph-count="93" meta:word-count="735" meta:character-count="4959" meta:non-whitespace-character-count="4361"/>
    <meta:generator>LibreOffice/24.2.7.2$Linux_X86_64 LibreOffice_project/420$Build-2</meta:generator>
  </office:meta>
</office:document-meta>
</file>